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conditional-text text:condition="ooow:true" text:string-value-if-true="Sample/Name" text:string-value-if-false="">Sample/Name</text:conditional-tex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08:47:38.014865685</meta:creation-date>
    <dc:date>2015-04-22T09:04:01.073096267</dc:date>
    <meta:editing-duration>PT16M23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4.3.6.2$Linux_X86_64 LibreOffice_project/430$Build-2</meta:generator>
  </office:meta>
</office:document-meta>
</file>